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efc54" officeooo:paragraph-rsid="000efc54"/>
    </style:style>
    <style:style style:name="P2" style:family="paragraph" style:parent-style-name="Text_20_body">
      <style:text-properties officeooo:rsid="000efc54" officeooo:paragraph-rsid="000efc54"/>
    </style:style>
    <style:style style:name="P3" style:family="paragraph" style:parent-style-name="Heading_20_1">
      <style:text-properties officeooo:rsid="0011a23b" officeooo:paragraph-rsid="0011a23b"/>
    </style:style>
    <style:style style:name="P4" style:family="paragraph" style:parent-style-name="Text_20_body" style:list-style-name="L1">
      <style:text-properties officeooo:rsid="0011a23b" officeooo:paragraph-rsid="0011a23b"/>
    </style:style>
    <style:style style:name="P5" style:family="paragraph" style:parent-style-name="Text_20_body">
      <style:text-properties officeooo:rsid="0011a23b" officeooo:paragraph-rsid="0011a23b"/>
    </style:style>
    <style:style style:name="P6" style:family="paragraph" style:parent-style-name="Text_20_body">
      <style:text-properties officeooo:rsid="00132e48" officeooo:paragraph-rsid="00132e48"/>
    </style:style>
    <style:style style:name="T1" style:family="text">
      <style:text-properties officeooo:rsid="000efc54"/>
    </style:style>
    <style:style style:name="T2" style:family="text">
      <style:text-properties officeooo:rsid="0011a23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PA</text:span> 1: Socket Programming</text:p>
      <text:p text:style-name="Subtitle">CSCI 4311 Networking &amp; Telecommunications </text:p>
      <text:p text:style-name="Subtitle">Nhi Pham / Sep. 30, 2025</text:p>
      <text:h text:style-name="P1" text:outline-level="1">Background</text:h>
      <text:p text:style-name="P2">For this assignment, I built a simple group chat application<text:span text:style-name="T2"> </text:span>using TCP <text:span text:style-name="T2">in Java.</text:span></text:p>
      <text:h text:style-name="P3" text:outline-level="1">Design</text:h>
      <text:list text:style-name="L1">
        <text:list-item>
          <text:p text:style-name="P4">server/client architecture</text:p>
        </text:list-item>
        <text:list-item>
          <text:p text:style-name="P4">multi-threading</text:p>
        </text:list-item>
      </text:list>
      <text:h text:style-name="P3" text:outline-level="1">Implementation</text:h>
      <text:p text:style-name="P5">The server must first be executing in order for users to interact with it.</text:p>
      <text:p text:style-name="P6">Thread pool </text:p>
      <text:p text:style-name="P5">Multiple clients may establish a connection to the server at the same time.</text:p>
      <text:p text:style-name="P5">The server broadcasts when a connection is made.</text:p>
      <text:p text:style-name="P6">“AllUsers”</text:p>
      <text:p text:style-name="P6"/>
      <text:p text:style-name="P5">The client must choose a username to use the application.</text:p>
      <text:p text:style-name="P5">Step 1: Execute Server code</text:p>
      <text:p text:style-name="P5">e.g. java Server 8989</text:p>
      <text:p text:style-name="P5">This starts the server listening on the port number 8989</text:p>
      <text:p text:style-name="P5">Step 2: Execute Client code</text:p>
      <text:p text:style-name="P5">java Client localhost 8989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6:29:35.980445700</meta:creation-date>
    <dc:date>2025-09-30T22:46:24.796071300</dc:date>
    <meta:editing-duration>P1DT14H10M32S</meta:editing-duration>
    <meta:editing-cycles>5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20" meta:word-count="113" meta:character-count="675" meta:non-whitespace-character-count="582"/>
  </office:meta>
</office:document-meta>
</file>